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graphics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P1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style:font-size-asian="14pt" style:font-size-complex="14pt"/>
    </style:style>
    <style:style style:name="P2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6512e" officeooo:paragraph-rsid="0016512e" style:font-size-asian="14pt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65d81" officeooo:paragraph-rsid="00165d81" style:font-size-asian="14pt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6ebfc" officeooo:paragraph-rsid="0016ebfc" style:font-size-asian="14pt" style:font-size-complex="14pt"/>
    </style:style>
    <style:style style:name="P5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789ea" officeooo:paragraph-rsid="001789ea" style:font-size-asian="14pt" style:font-size-complex="14pt"/>
    </style:style>
    <style:style style:name="P6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93780" officeooo:paragraph-rsid="00193780" style:font-size-asian="14pt" style:font-size-complex="14pt"/>
    </style:style>
    <style:style style:name="P7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af299" officeooo:paragraph-rsid="001af299" style:font-size-asian="14pt" style:font-size-complex="14pt"/>
    </style:style>
    <style:style style:name="P8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d7ef7" officeooo:paragraph-rsid="001d7ef7" style:font-size-asian="14pt" style:font-size-complex="14pt"/>
    </style:style>
    <style:style style:name="P9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e78b1" officeooo:paragraph-rsid="001e78b1" style:font-size-asian="14pt" style:font-size-complex="14pt"/>
    </style:style>
    <style:style style:name="P10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04275" officeooo:paragraph-rsid="00204275" style:font-size-asian="14pt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04275" officeooo:paragraph-rsid="00215f72" style:font-size-asian="14pt" style:font-size-complex="14pt"/>
    </style:style>
    <style:style style:name="P12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15f72" officeooo:paragraph-rsid="00215f72" style:font-size-asian="14pt" style:font-size-complex="14pt"/>
    </style:style>
    <style:style style:name="P13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36c2c" officeooo:paragraph-rsid="00236c2c" style:font-size-asian="14pt" style:font-size-complex="14pt"/>
    </style:style>
    <style:style style:name="P14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916d7" officeooo:paragraph-rsid="002916d7" style:font-size-asian="14pt" style:font-size-complex="14pt"/>
    </style:style>
    <style:style style:name="P15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a5f69" officeooo:paragraph-rsid="002a5f69" style:font-size-asian="14pt" style:font-size-complex="14pt"/>
    </style:style>
    <style:style style:name="P16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f84e9" officeooo:paragraph-rsid="002f84e9" style:font-size-asian="14pt" style:font-size-complex="14pt"/>
    </style:style>
    <style:style style:name="P17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31783e" officeooo:paragraph-rsid="0031783e" style:font-size-asian="14pt" style:font-size-complex="14pt"/>
    </style:style>
    <style:style style:name="P18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33426c" officeooo:paragraph-rsid="0033426c" style:font-size-asian="14pt" style:font-size-complex="14pt"/>
    </style:style>
    <style:style style:name="P19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35016b" officeooo:paragraph-rsid="0035016b" style:font-size-asian="14pt" style:font-size-complex="14pt"/>
    </style:style>
    <style:style style:name="P20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365f55" officeooo:paragraph-rsid="00365f55" style:font-size-asian="14pt" style:font-size-complex="14pt"/>
    </style:style>
    <style:style style:name="P21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388e5f" officeooo:paragraph-rsid="00388e5f" style:font-size-asian="14pt" style:font-size-complex="14pt"/>
    </style:style>
    <style:style style:name="P22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39ab26" officeooo:paragraph-rsid="0039ab26" style:font-size-asian="14pt" style:font-size-complex="14pt"/>
    </style:style>
    <style:style style:name="P23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en" fo:country="US" officeooo:rsid="00365f55" officeooo:paragraph-rsid="00365f55" style:font-size-asian="14pt" style:font-size-complex="14pt"/>
    </style:style>
    <style:style style:name="P24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c9211e" loext:opacity="100%" style:font-name="Times New Roman" fo:font-size="14pt" fo:language="ru" fo:country="RU" officeooo:rsid="0039ab26" officeooo:paragraph-rsid="0039ab26" style:font-size-asian="14pt" style:font-size-complex="14pt"/>
    </style:style>
    <style:style style:name="P25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39ab26" officeooo:paragraph-rsid="0039ab26" style:font-size-asian="14pt" style:font-size-complex="14pt"/>
    </style:style>
    <style:style style:name="P26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3b6b9e" officeooo:paragraph-rsid="003b6b9e" style:font-size-asian="14pt" style:font-size-complex="14pt"/>
    </style:style>
    <style:style style:name="P27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3e4514" officeooo:paragraph-rsid="003e4514" style:font-size-asian="14pt" style:font-size-complex="14pt"/>
    </style:style>
    <style:style style:name="P28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3e4514" officeooo:paragraph-rsid="003ea992" style:font-size-asian="14pt" style:font-size-complex="14pt"/>
    </style:style>
    <style:style style:name="P29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405bb9" officeooo:paragraph-rsid="00405bb9" style:font-size-asian="14pt" style:font-size-complex="14pt"/>
    </style:style>
    <style:style style:name="P30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405bb9" officeooo:paragraph-rsid="00422d8b" style:font-size-asian="14pt" style:font-size-complex="14pt"/>
    </style:style>
    <style:style style:name="P31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422d8b" officeooo:paragraph-rsid="00422d8b" style:font-size-asian="14pt" style:font-size-complex="14pt"/>
    </style:style>
    <style:style style:name="P32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44ed1e" officeooo:paragraph-rsid="0044ed1e" style:font-size-asian="14pt" style:font-size-complex="14pt"/>
    </style:style>
    <style:style style:name="P33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47d971" officeooo:paragraph-rsid="0047d971" style:font-size-asian="14pt" style:font-size-complex="14pt"/>
    </style:style>
    <style:style style:name="P34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fo:font-style="italic" officeooo:rsid="004362ae" officeooo:paragraph-rsid="004362ae" style:font-size-asian="14pt" style:font-style-asian="italic" style:font-size-complex="14pt" style:font-style-complex="italic"/>
    </style:style>
    <style:style style:name="P35" style:family="paragraph" style:parent-style-name="Standard">
      <style:paragraph-properties fo:margin-left="0cm" fo:margin-right="0cm" fo:text-align="center" style:justify-single-word="false" fo:text-indent="1cm" style:auto-text-indent="false" fo:break-before="page" style:writing-mode="lr-tb"/>
      <style:text-properties style:font-name="Times New Roman" fo:font-size="14pt" fo:language="ru" fo:country="RU" fo:font-weight="bold" officeooo:rsid="00165d81" officeooo:paragraph-rsid="00165d81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0cm" fo:margin-right="0cm" fo:text-align="center" style:justify-single-word="false" fo:text-indent="1cm" style:auto-text-indent="false" fo:break-before="page" style:writing-mode="lr-tb"/>
      <style:text-properties style:font-name="Times New Roman" fo:font-size="14pt" fo:language="ru" fo:country="RU" fo:font-weight="bold" officeooo:rsid="001d7ef7" officeooo:paragraph-rsid="001d7ef7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cm" fo:margin-right="0cm" fo:text-align="center" style:justify-single-word="false" fo:text-indent="1cm" style:auto-text-indent="false" fo:break-before="page" style:writing-mode="lr-tb"/>
      <style:text-properties style:font-name="Times New Roman" fo:font-size="14pt" fo:language="ru" fo:country="RU" fo:font-weight="bold" officeooo:rsid="0032a954" officeooo:paragraph-rsid="0032a954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text-indent="1cm" style:auto-text-indent="false" fo:break-before="page" style:writing-mode="lr-tb"/>
      <style:text-properties style:font-name="Times New Roman" fo:font-size="14pt" fo:language="ru" fo:country="RU" officeooo:rsid="002f84e9" officeooo:paragraph-rsid="002f84e9" style:font-size-asian="14pt" style:font-size-complex="14pt"/>
    </style:style>
    <style:style style:name="P39" style:family="paragraph" style:parent-style-name="Standard">
      <style:paragraph-properties fo:margin-left="0cm" fo:margin-right="0cm" fo:text-align="start" style:justify-single-word="false" fo:text-indent="1cm" style:auto-text-indent="false" fo:break-before="page" style:writing-mode="lr-tb"/>
      <style:text-properties style:font-name="Times New Roman" fo:font-size="14pt" officeooo:paragraph-rsid="00236c2c" style:font-size-asian="14pt" style:font-size-complex="14pt"/>
    </style:style>
    <style:style style:name="P40" style:family="paragraph" style:parent-style-name="Standard">
      <style:paragraph-properties fo:margin-left="0cm" fo:margin-right="0cm" fo:text-align="center" style:justify-single-word="false" fo:text-indent="1cm" style:auto-text-indent="false" fo:break-before="page" style:writing-mode="lr-tb"/>
      <style:text-properties fo:color="#000000" loext:opacity="100%" style:font-name="Times New Roman" fo:font-size="14pt" fo:language="ru" fo:country="RU" fo:font-weight="bold" officeooo:rsid="003b6b9e" officeooo:paragraph-rsid="003b6b9e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left="0cm" fo:margin-right="0cm" fo:text-align="center" style:justify-single-word="false" fo:text-indent="1cm" style:auto-text-indent="false" fo:break-before="page" style:writing-mode="lr-tb"/>
      <style:text-properties fo:color="#000000" loext:opacity="100%" style:font-name="Times New Roman" fo:font-size="14pt" fo:language="ru" fo:country="RU" fo:font-style="normal" fo:font-weight="bold" officeooo:rsid="00405bb9" officeooo:paragraph-rsid="00405bb9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center" style:justify-single-word="false" style:writing-mode="lr-tb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3" style:family="paragraph" style:parent-style-name="Table_20_Contents">
      <style:text-properties officeooo:rsid="001af299" officeooo:paragraph-rsid="001af299"/>
    </style:style>
    <style:style style:name="P44" style:family="paragraph" style:parent-style-name="Table_20_Contents">
      <style:paragraph-properties fo:text-align="center" style:justify-single-word="false"/>
      <style:text-properties officeooo:rsid="001af299" officeooo:paragraph-rsid="001af299"/>
    </style:style>
    <style:style style:name="P45" style:family="paragraph" style:parent-style-name="Table_20_Contents">
      <style:text-properties officeooo:rsid="003e4514" officeooo:paragraph-rsid="003e4514"/>
    </style:style>
    <style:style style:name="P46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47d971" officeooo:paragraph-rsid="0047d971" style:font-size-asian="14pt" style:font-size-complex="14pt"/>
    </style:style>
    <style:style style:name="P47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4aee95" officeooo:paragraph-rsid="004aee95" style:font-size-asian="14pt" style:font-size-complex="14pt"/>
    </style:style>
    <style:style style:name="P48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4b0157" officeooo:paragraph-rsid="004b0157" style:font-size-asian="14pt" style:font-size-complex="14pt"/>
    </style:style>
    <style:style style:name="P49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4cc4a1" officeooo:paragraph-rsid="004cc4a1" style:font-size-asian="14pt" style:font-size-complex="14pt"/>
    </style:style>
    <style:style style:name="P50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4d519e" officeooo:paragraph-rsid="004d519e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51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4fcd46" officeooo:paragraph-rsid="004fcd46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52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501035" officeooo:paragraph-rsid="00501035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53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5363ab" officeooo:paragraph-rsid="005363ab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54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539037" officeooo:paragraph-rsid="00539037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55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543641" officeooo:paragraph-rsid="00543641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56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572748" officeooo:paragraph-rsid="00572748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57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fo:font-style="italic" officeooo:rsid="00572748" officeooo:paragraph-rsid="00572748" style:letter-kerning="true" style:font-name-asian="NSimSun" style:font-size-asian="14pt" style:language-asian="zh" style:country-asian="CN" style:font-style-asian="italic" style:font-name-complex="Lucida Sans" style:font-size-complex="14pt" style:language-complex="hi" style:country-complex="IN" style:font-style-complex="italic"/>
    </style:style>
    <style:style style:name="P58" style:family="paragraph" style:parent-style-name="Standard">
      <style:paragraph-properties fo:margin-left="0cm" fo:margin-right="0cm" fo:text-align="center" style:justify-single-word="false" fo:text-indent="1cm" style:auto-text-indent="false" fo:break-before="page" style:writing-mode="lr-tb"/>
      <style:text-properties fo:color="#000000" loext:opacity="100%" style:font-name="Times New Roman" fo:font-size="14pt" fo:language="ru" fo:country="RU" fo:font-weight="bold" officeooo:rsid="0049879f" officeooo:paragraph-rsid="0049879f" style:font-size-asian="14pt" style:font-weight-asian="bold" style:font-size-complex="14pt" style:font-weight-complex="bold"/>
    </style:style>
    <style:style style:name="T1" style:family="text">
      <style:text-properties officeooo:rsid="0016ebfc"/>
    </style:style>
    <style:style style:name="T2" style:family="text">
      <style:text-properties style:use-window-font-color="true" loext:opacity="0%" style:letter-kerning="true" style:font-name-asian="NSimSun" style:language-asian="zh" style:country-asian="CN" style:font-name-complex="Lucida Sans" style:language-complex="hi" style:country-complex="IN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15f72"/>
    </style:style>
    <style:style style:name="T5" style:family="text">
      <style:text-properties officeooo:rsid="00215f72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236c2c"/>
    </style:style>
    <style:style style:name="T8" style:family="text">
      <style:text-properties fo:language="ru" fo:country="RU" fo:font-weight="normal" officeooo:rsid="00236c2c" style:font-weight-asian="normal" style:font-weight-complex="normal"/>
    </style:style>
    <style:style style:name="T9" style:family="text">
      <style:text-properties fo:language="ru" fo:country="RU" style:text-underline-style="solid" style:text-underline-width="auto" style:text-underline-color="font-color" fo:font-weight="bold" officeooo:rsid="00236c2c" style:font-weight-asian="bold" style:font-weight-complex="bold"/>
    </style:style>
    <style:style style:name="T10" style:family="text">
      <style:text-properties officeooo:rsid="0024e2fe"/>
    </style:style>
    <style:style style:name="T11" style:family="text">
      <style:text-properties officeooo:rsid="00255aad"/>
    </style:style>
    <style:style style:name="T12" style:family="text">
      <style:text-properties officeooo:rsid="00270ee0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31783e"/>
    </style:style>
    <style:style style:name="T15" style:family="text">
      <style:text-properties officeooo:rsid="003ea992"/>
    </style:style>
    <style:style style:name="T16" style:family="text">
      <style:text-properties style:letter-kerning="true" style:font-name-asian="NSimSun" style:language-asian="zh" style:country-asian="CN" style:font-name-complex="Lucida Sans" style:language-complex="hi" style:country-complex="IN"/>
    </style:style>
    <style:style style:name="T17" style:family="text">
      <style:text-properties officeooo:rsid="0046db7c" style:letter-kerning="true" style:font-name-asian="NSimSun" style:language-asian="zh" style:country-asian="CN" style:font-name-complex="Lucida Sans" style:language-complex="hi" style:country-complex="IN"/>
    </style:style>
    <style:style style:name="T18" style:family="text">
      <style:text-properties officeooo:rsid="00422d8b"/>
    </style:style>
    <style:style style:name="T19" style:family="text">
      <style:text-properties officeooo:rsid="0046db7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4eecd8"/>
    </style:style>
    <style:style style:name="T22" style:family="text">
      <style:text-properties officeooo:rsid="004fcd46"/>
    </style:style>
    <style:style style:name="T23" style:family="text">
      <style:text-properties officeooo:rsid="0051f1fe"/>
    </style:style>
    <style:style style:name="T24" style:family="text">
      <style:text-properties officeooo:rsid="00553338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Основы бизнеса и права в информационных технологиях</text:p>
      <text:p text:style-name="P1">Предпринимательская деятельность — инициативная самостоятельная деятельность граждан и их объединений в целях получения прибыли.</text:p>
      <text:p text:style-name="P1">Из общей прибыли вычитаются:</text:p>
      <text:p text:style-name="P1">- налог на прибыль (18% / 12% для передовых технологий);</text:p>
      <text:p text:style-name="P1">- транспортный налог;</text:p>
      <text:p text:style-name="P1">- налог на недвижимость.</text:p>
      <text:p text:style-name="P1">Предприятие, фирма — самостоятельный хозяйствующий субъект, созданный для производства продукции, услуг с целью получения прибыли.</text:p>
      <text:p text:style-name="P1">Для становления экономической самостоятельности фирмы служит её выделение в виде самостоятельной хозяйственно-оперативной единицы — юридического лица.</text:p>
      <text:p text:style-name="P1">Юридическое лицо имеет свой устав, баланс доходов и расходов, обязателен счёт в банке и право ведения договорных отношений.</text:p>
      <text:p text:style-name="P1">Признаки самостоятельности фирмы:</text:p>
      <text:p text:style-name="P1">1) организационное единство (линейно-функциональная структура самая распространённая);</text:p>
      <text:p text:style-name="P1">2) обособленное имущество, состоящее из основных и оборотных средств;</text:p>
      <text:p text:style-name="P1">3) имущественная ответственность;</text:p>
      <text:p text:style-name="P1">4) выступление в гражданском обороте от собственного имени.</text:p>
      <text:p text:style-name="P1">Все предприятия подразделяются на 2 типа в зависимости от того, какая собственность преобладает: общественные или частные.</text:p>
      <text:p text:style-name="P1">Государственные предприятия.</text:p>
      <text:p text:style-name="P1">Частный сектор экономики:</text:p>
      <text:p text:style-name="P1">- финансовый;</text:p>
      <text:p text:style-name="P1">- корпоративный;</text:p>
      <text:p text:style-name="P1">- индивидуальный.</text:p>
      <text:p text:style-name="P1">Ограниченная ответственность означает, что лица, вложившие свои средства в предприятие, несут ответственность по обязательствам предприятия только в пределах своих вкладов. Имеют свои пределы.</text:p>
      <text:p text:style-name="P1">Неограниченная ответственность — несут совместную ответственность по обязательствам предприятия всем своим имуществом полностью. Потенциал финансового результата выше и приводит к большей прибыли, но риски очень велики!</text:p>
      <text:p text:style-name="P1">Индивидуальный предприниматель основан на личной собственности граждан, его владельцем является одно лицо (или семья до 3-х человек), получающее весь доход и несущее весь риск от результатов хозяйственной деятельности.</text:p>
      <text:p text:style-name="P1">Преимущества: не возникает проблем с дележом прибыли, проще система налогообложения, возможны льготы.</text:p>
      <text:p text:style-name="P1">Недостатки: небольшая величина стартового капитала, трудности с получением банковского кредита, сложность в начинании крупного дела.</text:p>
      <text:p text:style-name="P1">Условие задачи:</text:p>
      <text:p text:style-name="P1"><text:soft-page-break/>На фондовой бирже предприниматель заключил сделки на срок. Продал, рассчитывая на понижение, 5000 акций одной компании по 100 долларов каждая и купил, рассчитывая на повышение, 15000 акций другой компании по 50 долларов каждая. Определите выигрыш предпринимателя, если в конце срока курс акций первой и второй компании составит 80 долларов за штуку. Каков источник биржевой прибыли (разница между курсами акций)?</text:p>
      <text:p text:style-name="P1">Решение 1 250 000 <text:s/>1 600 000 <text:s/>350 000</text:p>
      <text:p text:style-name="P1"/>
      <text:p text:style-name="P1">Бизнес план</text:p>
      <text:p text:style-name="P1">12-14 шрифт</text:p>
      <text:p text:style-name="P1">1 слайд — логотип, название, электронный адрес, адрес фирмы (карта, расстояние до конкурентов)</text:p>
      <text:p text:style-name="P1">Введение — 10-15 предложений (после расчётов)</text:p>
      <text:p text:style-name="P1">Маркетинг — 2-3 конкурента рассмотреть, цены реальные из интернета</text:p>
      <text:p text:style-name="P1">Менеджмент — планировка офиса, регламент работы (8 ч рабочий день, 1, 0.5, 0.75, 0.25 ставки), организационная структура управления</text:p>
      <text:p text:style-name="P1">Финансы — амортизация</text:p>
      <text:p text:style-name="P1">Инвестиции — что надо сделать, сколько стоит, в какие сроки нужно уплатить, риски, кредитование (конкретно)</text:p>
      <text:p text:style-name="P1">Экология</text:p>
      <text:p text:style-name="P2">Юридический план (камеры, лицензии)</text:p>
      <text:p text:style-name="P1"/>
      <text:p text:style-name="P1"/>
      <text:p text:style-name="P1">Полномочия:</text:p>
      <text:p text:style-name="P1">Гапоненко Александр</text:p>
      <text:p text:style-name="P1">Дейлид Роман</text:p>
      <text:p text:style-name="P1">Филипцов Данила</text:p>
      <text:p text:style-name="P1">Балюк Павел</text:p>
      <text:p text:style-name="P1">Шамма Вадим</text:p>
      <text:p text:style-name="P35">Маркетинг</text:p>
      <text:p text:style-name="P3">Маркетинг <text:span text:style-name="T1">(Филип Котлер)</text:span> — вид человеческой деятельности, направленный на удовлетворение нужд и потребностей посредством обмена.</text:p>
      <text:p text:style-name="P4">Нужда — чувство, ощущаемой человеком нехватки чего либо.</text:p>
      <text:p text:style-name="P4">Потребность — нужда, принявшая специфическую форму в соответствии с культурным уровнем и личностью индивида.</text:p>
      <text:p text:style-name="P4">Сделка — коммерческий обмен ценностями между двумя сторонами — основная единица измерения в сфере маркетинга.</text:p>
      <text:p text:style-name="P4">Обмен — акт получения от кого-либо желаемого объекта с предложением чего-либо взамен.</text:p>
      <text:p text:style-name="P4">Спрос — потребность, подкреплённая покупательской способностью.</text:p>
      <text:p text:style-name="P4">Товар — всё, что может удовлетворить потребность или нужду и предлагается рынку с целью привлечения внимания, приобретения, использования и потребления.</text:p>
      <text:p text:style-name="P4">Маркетинг (Американская ассоциация маркетологов) — процесс планирования и воплощения замысла, ценообразования, продвижения и реализации идей, товаров или услуг посредством обмена, удовлетворяющего отдельных лиц или организаций.</text:p>
      <text:p text:style-name="P5">Цели маркетинга:</text:p>
      <text:p text:style-name="P5">- увеличение дохода;</text:p>
      <text:p text:style-name="P5">- рост объёма продаж;</text:p>
      <text:p text:style-name="P5">- увеличение доли рынка;</text:p>
      <text:p text:style-name="P5">- создание и улучшение имиджа, известности предприятия и его продукции.</text:p>
      <text:p text:style-name="P6">Структура:</text:p>
      <text:p text:style-name="P6">- товар (услуга);</text:p>
      <text:p text:style-name="P6">- товародвижение (сбыт);</text:p>
      <text:p text:style-name="P6">- продвижение;</text:p>
      <text:p text:style-name="P6">- ценообразование.</text:p>
      <text:p text:style-name="P6">Товар: необходимо определить что внедрить на рынок, какого качества, в каком количестве.</text:p>
      <text:p text:style-name="P6">Товародвижение: выбрать вид продажи (личные, безличные, региональные), количество мест реализации, тип сотрудничества (конкуренты или партнёры), тип контроля (предварительный, текущий, заключительный).</text:p>
      <text:p text:style-name="P6">Продвижение: определить объём и форму рекламы.</text:p>
      <text:p text:style-name="P6">Ценообразование: выбор уровня и диапазона цен в зависимости от качества.</text:p>
      <text:p text:style-name="P7">Классификация товаров маркетинга:</text:p>
      <text:p text:style-name="P7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TableLine1173524042208">
          <table:table-cell table:style-name="Таблица1.A1" office:value-type="string">
            <text:p text:style-name="P44">Повседневного спроса</text:p>
          </table:table-cell>
          <table:table-cell table:style-name="Таблица1.A1" office:value-type="string">
            <text:p text:style-name="P44">Предварительного выбора</text:p>
          </table:table-cell>
          <table:table-cell table:style-name="Таблица1.A1" office:value-type="string">
            <text:p text:style-name="P44">Особого выбора</text:p>
          </table:table-cell>
          <table:table-cell table:style-name="Таблица1.A1" office:value-type="string">
            <text:p text:style-name="P44">Пассивного спроса</text:p>
          </table:table-cell>
        </table:table-row>
        <table:table-row table:style-name="TableLine1173524049008">
          <table:table-cell table:style-name="Таблица1.A1" office:value-type="string">
            <text:p text:style-name="P43">Зубная паста</text:p>
          </table:table-cell>
          <table:table-cell table:style-name="Таблица1.A1" office:value-type="string">
            <text:p text:style-name="P43">Выборочное распределение, значительный уровень планирования</text:p>
          </table:table-cell>
          <table:table-cell table:style-name="Таблица1.A1" office:value-type="string">
            <text:p text:style-name="P43">Высокие цены эксклюзивное распространение</text:p>
          </table:table-cell>
          <table:table-cell table:style-name="Таблица1.A1" office:value-type="string">
            <text:p text:style-name="P43">Низкие цены, малая осведомлённость о товаре</text:p>
          </table:table-cell>
        </table:table-row>
      </table:table>
      <text:p text:style-name="P7"/>
      <text:p text:style-name="P36">Менеджмент организации</text:p>
      <text:p text:style-name="P8"><text:span text:style-name="T2">А</text:span>диз<text:span text:style-name="T2">е</text:span>с Ицхак.</text:p>
      <text:p text:style-name="P8">Область была определена с 1911 г.</text:p>
      <text:p text:style-name="P8">Менеджмент — профессиональная деятельность по управлению организацией в условиях риска и неопределённости, когда руководству предоставляется значительная степень свободы в принятии стратегических и тактических решений.</text:p>
      <text:p text:style-name="P8">Функции менеджмента — организация работы людей.</text:p>
      <text:p text:style-name="P9">Виды менеджмента:</text:p>
      <text:p text:style-name="P9">- производственный;</text:p>
      <text:p text:style-name="P9">- финансовый;</text:p>
      <text:p text:style-name="P9">- стратегический;</text:p>
      <text:p text:style-name="P9">- экологический;</text:p>
      <text:p text:style-name="P9">- информационный;</text:p>
      <text:p text:style-name="P9">- инвестиционный;</text:p>
      <text:p text:style-name="P9">- инновационный.</text:p>
      <text:p text:style-name="P9">Объект — организации, фирмы.</text:p>
      <text:p text:style-name="P9">Субъект — менеджеры, решающие общую задачу получения максимальной отдачи от используемых ресурсов.</text:p>
      <text:p text:style-name="P9">Уровни менеджмента:</text:p>
      <text:p text:style-name="P9">1. <text:span text:style-name="T2">В</text:span>ысший уровень — принимаются стратегические решения, подготовка, планирование.</text:p>
      <text:p text:style-name="P9">2. Средний уровень — тактические решения, действия.</text:p>
      <text:p text:style-name="P9">3. Нижний уровень — оперативные решения, текущая деятельность.</text:p>
      <text:p text:style-name="P10">Менеджмент обеспечивает результативность и эффективность.</text:p>
      <text:p text:style-name="P10">Результативность — делать правильные вещи, речь идёт о количестве.</text:p>
      <text:p text:style-name="P10">Эффективность — делать вещи правильно с минимальными затратами ресурсов, речь идёт о качестве.</text:p>
      <text:p text:style-name="P10">Функции организации:</text:p>
      <text:p text:style-name="P10">- <text:span text:style-name="T3">P </text:span>производство результатов (менеджер — трудолюбивый, прагматичный, нетерпеливый, компетентный);</text:p>
      <text:p text:style-name="P10">- <text:span text:style-name="T3">L </text:span>администрирование (менеджер - всегда следует букве закона, деталям уделяет внимание);</text:p>
      <text:p text:style-name="P10">- <text:span text:style-name="T3">E </text:span>интроприёмство — внутрифирменное предпринимательство, где создаются условия для выдвижения новаторских идей, активизация творческого потенциала, технология освоения новых сфер (менеджер - творческая личность, стремится к переменам, независимости, энтузиасты);</text:p>
      <text:p text:style-name="P11">- <text:span text:style-name="T4">I </text:span><text:span text:style-name="T5">интеграция (менеджер — умеет выявить лидера, умеет выслушать, эмпатия, синергия (закон синергии — 1+1 = 3))</text:span>.</text:p>
      <text:p text:style-name="P12">Задание:</text:p>
      <text:p text:style-name="P12">Разработать систему вознаграждения за труд менеджера, а так же требования и качества, которыми должен обладать менеджер. Вспомнить негативный опыт.</text:p>
      <text:p text:style-name="P39"><text:span text:style-name="T9">Система управления персоналом</text:span><text:span text:style-name="T8"> — </text:span><text:span text:style-name="T7">совокупность приёмов, методов, технологий организации работы с персоналом.</text:span></text:p>
      <text:p text:style-name="P13"><text:span text:style-name="T13">Объекты СУП</text:span> — работники, рабочие группы, трудовой коллектив.</text:p>
      <text:p text:style-name="P13"><text:span text:style-name="T13">Субъекты СУП</text:span> — функциональный управленческий персонал (менеджеры), линейный управленческий персонал (директора).</text:p>
      <text:p text:style-name="P13"><text:span text:style-name="T13">Цели СУП</text:span>:</text:p>
      <text:p text:style-name="P13">- экономические (достижение прибыли);</text:p>
      <text:p text:style-name="P13">- научно-технические;</text:p>
      <text:p text:style-name="P13">- производственно-коммерческие;</text:p>
      <text:p text:style-name="P13">- социальные.</text:p>
      <text:p text:style-name="P13"><text:span text:style-name="T13">Функции СУП</text:span>:</text:p>
      <text:p text:style-name="P13">- планирование персоналом (потребности в персонале);</text:p>
      <text:p text:style-name="P13">- <text:span text:style-name="T10">управление наймом и учётом персонала (увольнения);</text:span></text:p>
      <text:p text:style-name="P13">- <text:span text:style-name="T11">оценки, обучения и развития персонала;</text:span></text:p>
      <text:p text:style-name="P13">- <text:span text:style-name="T11">мотивации (оплата труда);</text:span></text:p>
      <text:p text:style-name="P13">- <text:span text:style-name="T11">социального развития (отдых, страхование, здоровье);</text:span></text:p>
      <text:p text:style-name="P13">- <text:span text:style-name="T12">правового обеспечения;</text:span></text:p>
      <text:p text:style-name="P13">- <text:span text:style-name="T12">информационного обеспечения (научно-техническая информация);</text:span></text:p>
      <text:p text:style-name="P13">- <text:span text:style-name="T12">обеспечения нормальных условий труда (охрана труда, психологический климат в коллективе).</text:span></text:p>
      <text:p text:style-name="P14"><text:span text:style-name="T13">Стратегии управления персоналом</text:span>:</text:p>
      <text:p text:style-name="P14">- предпринимательская — отбор сотрудников, готовых рисковать, инициативных людей;</text:p>
      <text:p text:style-name="P14">- динамического роста — сохранение прибыльности;</text:p>
      <text:p text:style-name="P14">- ликвидации — сокращение штата.</text:p>
      <text:p text:style-name="P15"><text:span text:style-name="T13">Современные подходы к управлению персоналом</text:span>:</text:p>
      <text:p text:style-name="P15">- подбор кадров — агрессивный хедхантинг (охота за перспективными сотрудниками компани<text:span text:style-name="T2">й</text:span>-конкурентов);</text:p>
      <text:p text:style-name="P15">- формирование привлекательного образа компании;</text:p>
      <text:p text:style-name="P15">- автоматизация подбора персонала;</text:p>
      <text:p text:style-name="P15">- дистанционный подбор удалённых сотрудников;</text:p>
      <text:p text:style-name="P15">- использование соц сетей для поиска персонала;</text:p>
      <text:p text:style-name="P15">- адаптация новых сотрудников;</text:p>
      <text:p text:style-name="P15">- ассисмент центр — центр оценки, диагностика успешности сотрудника, профессиональной деятельности на основе оценки его поведения в различных смоделированных ситуациях.</text:p>
      <text:p text:style-name="P38">ПЗ: выбор начальника группы</text:p>
      <text:p text:style-name="P16">38 стр. - Форма 1</text:p>
      <text:p text:style-name="P16">Макс балл — 60, оценить надо всех.</text:p>
      <text:p text:style-name="P16">1 колонка — Фамилии</text:p>
      <text:p text:style-name="P16">2 колонка — номер по порядку</text:p>
      <text:p text:style-name="P16">3 колонка — Темперамент (Вертикально)</text:p>
      <text:p text:style-name="P16">4-<text:span text:style-name="T14">5</text:span> колонка — Ролевые функции (стр 31-32) (Эрудит...<text:span text:style-name="T14">)</text:span></text:p>
      <text:p text:style-name="P17">6-10 колонки — <text:span text:style-name="T2">Б</text:span>аллы (...Уровень знаний, ...)</text:p>
      <text:p text:style-name="P17">Решение писать не надо!!!</text:p>
      <text:p text:style-name="P37">Сетевые методы планирования</text:p>
      <text:p text:style-name="P18">В основе системы графов лежит логико-математическая модель процесса. Логической она называется, потому что отражает логическую последовательность выполнения процесса, а математической — потому что на её основе определяют количественные характеристики планируемого процесса (параметры сети).</text:p>
      <text:p text:style-name="P18">Кружок — событие (не является процессом и не имеет продолжительности во времени) — факт начала или окончания одной или нескольких работ.</text:p>
      <text:p text:style-name="P18">Стрелка — работа — любой процесс, требующий затрат времени и ресурсов.</text:p>
      <text:p text:style-name="P18">Стрелки не пересекаются!</text:p>
      <text:p text:style-name="P18">Исходное событие → промежуточное событие → завершающее событие.</text:p>
      <text:p text:style-name="P19">Существуют два пути определения выполнения работ по оценкам продолжительности.</text:p>
      <text:p text:style-name="P19">Первый — на основе детерменированных оценок.</text:p>
      <text:p text:style-name="P19">Второй — на основе неопределённых оценок.</text:p>
      <text:p text:style-name="P20">Когда работа однозначно определена, её работа рассчитывается по формуле:</text:p>
      <text:p text:style-name="P20"/>
      <text:p text:style-name="P20"><draw:frame draw:style-name="fr2" draw:name="Объект1" text:anchor-type="as-char" svg:y="-1.291cm" svg:width="2.903cm" svg:height="1.73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0"/>
      <text:p text:style-name="P23">Oi – <text:span text:style-name="T6">объём работ </text:span>i-<text:span text:style-name="T6">того вида</text:span></text:p>
      <text:p text:style-name="P23">ti – <text:span text:style-name="T6">трудоёмкость выполнения единичного </text:span>i-<text:span text:style-name="T6">того вида работ</text:span></text:p>
      <text:p text:style-name="P23"><text:span text:style-name="T6">Ч</text:span>i – <text:span text:style-name="T6">количество исполнителей по данной работе</text:span></text:p>
      <text:p text:style-name="P23">t<text:span text:style-name="T6">см — продолжительность рабочего дня</text:span></text:p>
      <text:p text:style-name="P21">Параметры сети:</text:p>
      <text:p text:style-name="P21">- критический путь — путь, имеющий наибольшую продолжительность</text:p>
      <text:p text:style-name="P21">- сроки свершения событий</text:p>
      <text:p text:style-name="P21">- резервы времени, путей, событий и работ.</text:p>
      <text:p text:style-name="P22">Оптимизация — последовательное улучшение сети для достижения заданного срока и минимальных затрат ресурсов.</text:p>
      <text:p text:style-name="P24">Ментальная карта</text:p>
      <text:p text:style-name="P24">Использовать три цвета!</text:p>
      <text:p text:style-name="P24">Центральный образ</text:p>
      <text:p text:style-name="P24">Жирные стрелки для главных направлений</text:p>
      <text:p text:style-name="P24">Над каждой стрелки указать изображение!</text:p>
      <text:p text:style-name="P25"/>
      <text:p text:style-name="P40">Выбор ресурсосберегающего технологического процесса</text:p>
      <text:p text:style-name="P26">Цель: посчитать технологическую себестоимость.</text:p>
      <text:p text:style-name="P26">Себестоимость единицы продукции — затраты на производство и реализацию единицы товара.</text:p>
      <text:p text:style-name="P26"><draw:frame draw:style-name="fr2" draw:name="Объект2" text:anchor-type="as-char" svg:y="-0.377cm" svg:width="2.695cm" svg:height="0.53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26"><draw:frame draw:style-name="fr2" draw:name="Объект3" text:anchor-type="as-char" svg:y="-0.683cm" svg:width="3.016cm" svg:height="1.124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27">Условие задачи:</text:p>
      <text:p text:style-name="P27">Коммерческому предприятию предложенно для внедрения в производство три технологии. Определить, какая из них будет наиболее рентабельной, использу индекс доходности (в процентах).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row table:style-name="TableLine1173524064784">
          <table:table-cell table:style-name="Таблица2.A1" office:value-type="string">
            <text:p text:style-name="P27">Инвестиции, млн р</text:p>
          </table:table-cell>
          <table:table-cell table:style-name="Таблица2.A1" office:value-type="string">
            <text:p text:style-name="P27">Предполаг доход, млн р</text:p>
          </table:table-cell>
        </table:table-row>
        <table:table-row table:style-name="TableLine1173524065872">
          <table:table-cell table:style-name="Таблица2.A1" office:value-type="string">
            <text:p text:style-name="P45"><text:span text:style-name="T15">4</text:span>50</text:p>
          </table:table-cell>
          <table:table-cell table:style-name="Таблица2.A1" office:value-type="string">
            <text:p text:style-name="P45">650</text:p>
          </table:table-cell>
        </table:table-row>
        <table:table-row table:style-name="TableLine1173524064240">
          <table:table-cell table:style-name="Таблица2.A1" office:value-type="string">
            <text:p text:style-name="P45">770</text:p>
          </table:table-cell>
          <table:table-cell table:style-name="Таблица2.A1" office:value-type="string">
            <text:p text:style-name="P45">980</text:p>
          </table:table-cell>
        </table:table-row>
        <table:table-row table:style-name="TableLine1173524068864">
          <table:table-cell table:style-name="Таблица2.A1" office:value-type="string">
            <text:p text:style-name="P45">1300</text:p>
          </table:table-cell>
          <table:table-cell table:style-name="Таблица2.A1" office:value-type="string">
            <text:p text:style-name="P45">1500</text:p>
          </table:table-cell>
        </table:table-row>
      </table:table>
      <text:p text:style-name="P27">Рент1 = <text:span text:style-name="T15">144 %</text:span></text:p>
      <text:p text:style-name="P28">Рент<text:span text:style-name="T15">2</text:span> = <text:span text:style-name="T15">127 %</text:span></text:p>
      <text:p text:style-name="P28">Рент<text:span text:style-name="T15">3</text:span> = <text:span text:style-name="T15">115 %</text:span></text:p>
      <text:p text:style-name="P41">Финансы коммерческих организаций</text:p>
      <text:p text:style-name="P29">Финансовые ресурсы коммерческих организаций — совокупность собственных, заёмных и привлечённых средств организаций, с помощью которых осуществляется его хозяйственная деятельность. К ним непосредственно относятся деньги, акции, кредиторская (когда МЫ должны деньги) и дебиторская (когда <text:span text:style-name="T16">НАМ</text:span> должны деньги) задолженность, основные средства (материальные объекты, не предназначенные для продажи, кроме земли), продукция.</text:p>
      <text:p text:style-name="P30">Формируется за счёт источников: внутренние (источники собственных средств и чистая прибыль), <text:span text:style-name="T18">внешние (источники заёмных средств, то есть долгосрочные и краткосрочные кредиты, финансовая помощь на конкретный срок и на определённых условиях под какие-либо гарантии, лизинг).</text:span></text:p>
      <text:p text:style-name="P31">Расходы разделяются на:</text:p>
      <text:p text:style-name="P31">- торговые (затраты на транспортировку товара, его хранение и складирование);</text:p>
      <text:p text:style-name="P31">- общие и административные (зароботная плата персоналу, оплата юристам, бухгалтерам);</text:p>
      <text:p text:style-name="P31">- производственные и рекламные (оплата коммунальных услуг, аренды, страховых взносов, телефонные услуги).</text:p>
      <text:p text:style-name="P34">Рассчёты производить прямым методом (+-++-…).</text:p>
      <text:p text:style-name="P34"/>
      <text:p text:style-name="P32">Условие:</text:p>
      <text:p text:style-name="P32">По имеющимся данным произвести рассчёт денежного потока по основной деятельности прямым методом. 12 показателей:</text:p>
      <text:p text:style-name="P32">- выручка от реализации продукции — 800 руб.</text:p>
      <text:p text:style-name="P32">- увеличение дебиторской задолженности — 50 руб.</text:p>
      <text:p text:style-name="P32">- себестоимость реализованной продукции и услуг — 400 руб.</text:p>
      <text:p text:style-name="P32">- увеличение товарных запасов — 40 руб.</text:p>
      <text:p text:style-name="P32">- увеличение кредиторской задолженности — 70 руб.</text:p>
      <text:p text:style-name="P32">- общехозяйственные, коммерческие и административные расходы — 200 руб.</text:p>
      <text:p text:style-name="P32">- увеличение прочих обязательств (аванс) — 10 руб.</text:p>
      <text:p text:style-name="P32">- расходы по выплате процентов — 20 руб.</text:p>
      <text:p text:style-name="P32">- увеличение начисленных процентов к уплате по полученному кредиту — 25 руб.</text:p>
      <text:p text:style-name="P32">- увеличение резервов предстоящих платежей — 15 руб.</text:p>
      <text:p text:style-name="P32">- выплаченная сумма налогов — 30 руб.</text:p>
      <text:p text:style-name="P32">- увеличение задолженности по налоговым платежам — 5 руб.</text:p>
      <text:p text:style-name="P32">Сумма = 800 - 50 - 400 - 40 <text:span text:style-name="T17">+</text:span> 70 - 200 <text:span text:style-name="T17">+</text:span> 10 - 20 <text:span text:style-name="T17">+</text:span> 25 <text:span text:style-name="T17">+</text:span> 15 - 30 <text:span text:style-name="T17">+</text:span> 5 = <text:span text:style-name="T19">185 руб.</text:span></text:p>
      <text:p text:style-name="P32"/>
      <text:p text:style-name="P33">Условие:</text:p>
      <text:p text:style-name="P33">Себестоимость произведённой продукции предприятия в отчётном году составила 560 000 руб. В плановом году предполагается увеличить объём производства на 12%. Общая сумма постоянных затрат не изменя<text:span text:style-name="T16">е</text:span>тся. <text:soft-page-break/>Удельный вес постоянных затрат в себестоимости продукции 25%. Определить себестоимость произведённой продукции в плановом году.</text:p>
      <text:p text:style-name="P33">Ответ: 610,4 тыс. руб.</text:p>
      <text:p text:style-name="P58">Прибыль организации</text:p>
      <text:p text:style-name="P47"><text:span text:style-name="T20">Прибыль</text:span> — это результат производственной и коммерческой деятельности фирмы, стимулирующий предпринимательство, то есть финансовый результат производственно-хозяйственной деятельности (ПХД) организации, который показывает её чистый доход.</text:p>
      <text:p text:style-name="P48">18% - налог на прибыль (от чистой прибыли) (12% при передовых технологи<text:span text:style-name="T16">ях</text:span>)</text:p>
      <text:p text:style-name="P48">транспортный налог</text:p>
      <text:p text:style-name="P48">налог на недвижимость и землю</text:p>
      <text:p text:style-name="P48">Функции прибыли:</text:p>
      <text:p text:style-name="P48">- регулирующая;</text:p>
      <text:p text:style-name="P48">- стимулирующая;</text:p>
      <text:p text:style-name="P48">- контролирующая;</text:p>
      <text:p text:style-name="P48">- эффективного распределения ресурсов;</text:p>
      <text:p text:style-name="P48">- финансирующая.</text:p>
      <text:p text:style-name="P49">Прибыль = выручка - затраты.</text:p>
      <text:p text:style-name="P49">Выручка — материальные средства, вырученные от реализации услуг или товаров.</text:p>
      <text:p text:style-name="P50">Виды прибыли:</text:p>
      <text:p text:style-name="P50">- маржинальная прибыль (маржа);</text:p>
      <text:p text:style-name="P50">- эмиссионная прибыль (ценные бумаги);</text:p>
      <text:p text:style-name="P50">- валовая прибыль;</text:p>
      <text:p text:style-name="P50">- бухгалтерская прибыль;</text:p>
      <text:p text:style-name="P50">- прибыль на капитал.</text:p>
      <text:p text:style-name="P50">Источники формирования прибыли:</text:p>
      <text:p text:style-name="P50">- образуется за счёт монополии компании по производству уникального продукта;</text:p>
      <text:p text:style-name="P50">- <text:span text:style-name="T21">связан с предпринимательской и производственной деятельностью компании (распространяется на все фирмы);</text:span></text:p>
      <text:p text:style-name="P50">- <text:span text:style-name="T22">формируется из инновационной деятельности (обновление продукции).</text:span></text:p>
      <text:p text:style-name="P51">Прибыль = доходы — расходы.</text:p>
      <text:p text:style-name="P51"/>
      <text:p text:style-name="P51">Задача:</text:p>
      <text:p text:style-name="P52">За месяц купили 1000 единиц товара по 3 доллара, продали 700 ед. по 5 долл. Постоянные затраты — 1000 долл. Определить прибыль и деньги.</text:p>
      <text:p text:style-name="P52">Прибыль = 3500 - 2100 - 1000 = 400 <text:span text:style-name="T23">долл</text:span></text:p>
      <text:p text:style-name="P52">Деньги = 3500 - 3000 - 1000 = -500 <text:span text:style-name="T23">долл.</text:span></text:p>
      <text:p text:style-name="P52"/>
      <text:p text:style-name="P53">Задача:</text:p>
      <text:p text:style-name="P53">Иванов спилил дерево и продал его Петрову за 1000 руб. петров распилил дерево на доски и продал Сидорову за 2500 руб. Сидоров изготовил из них шкаф и продал его Кузнецову за 4000 руб. Определить сумму добавленных стоимостей.</text:p>
      <text:p text:style-name="P53">Ответ: (4000 - 2500) + (2500 - 1000) + (1000 - 0) = 4000 руб.</text:p>
      <text:p text:style-name="P53"/>
      <text:p text:style-name="P53"><text:soft-page-break/>Задача:</text:p>
      <text:p text:style-name="P54">В процессе контроля за выполнением планов служба маркетинга установила, что планировалось продать в год 2600 штук в год по цене 12,5 рублей за штуку. Фактически было продано 2750 по цене 12,2 рубля за штуку. Определить объём реализации продукции и выручку, связанную с дополнительной продажей продукции по сниженной цене, потери выручки в связи с уменьшением цены.</text:p>
      <text:p text:style-name="P55">2750 * 12,2 — 2600 * 12,5 = 1050 — <text:span text:style-name="T24">выручка</text:span></text:p>
      <text:p text:style-name="P55">2750 * (12,5 — 12,2) = 825 — <text:span text:style-name="T24">уменьшение цены</text:span></text:p>
      <text:p text:style-name="P55"/>
      <text:p text:style-name="P57">Диаграммы Исикавы</text:p>
      <text:p text:style-name="P56"/>
      <text:p text:style-name="P56"/>
      <text:p text:style-name="P56"><draw:frame draw:style-name="fr1" draw:name="Объект4" text:anchor-type="char" svg:width="14.101cm" svg:height="9.999cm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5:57:48</meta:creation-date>
    <dc:language>ru-RU</dc:language>
    <dc:date>2021-10-27T17:32:04.594000000</dc:date>
    <meta:editing-cycles>62</meta:editing-cycles>
    <meta:editing-duration>PT6H9M34S</meta:editing-duration>
    <meta:generator>LibreOffice/7.1.5.2$Windows_X86_64 LibreOffice_project/85f04e9f809797b8199d13c421bd8a2b025d52b5</meta:generator>
    <meta:document-statistic meta:table-count="2" meta:image-count="0" meta:object-count="4" meta:page-count="12" meta:paragraph-count="248" meta:word-count="1869" meta:character-count="14686" meta:non-whitespace-character-count="12979"/>
  </office:meta>
</office:document-meta>
</file>

<file path=Object 1/content.xml><?xml version="1.0" encoding="utf-8"?>
<math xmlns="http://www.w3.org/1998/Math/MathML" display="block">
  <semantics>
    <mrow>
      <mrow>
        <msub>
          <mi>T</mi>
          <mi>ц</mi>
        </msub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O</mi>
                <mi>i</mi>
              </msub>
            </mrow>
            <msub>
              <mi>t</mi>
              <mi>i</mi>
            </msub>
          </mrow>
          <mrow>
            <msub>
              <mi>Ч</mi>
              <mi>и</mi>
            </msub>
            <msub>
              <mi>t</mi>
              <mi mathvariant="italic">см</mi>
            </msub>
          </mrow>
        </mfrac>
      </mrow>
      <mi>,</mi>
      <mi mathvariant="italic">дн</mi>
    </mrow>
    <annotation encoding="StarMath 5.0">T_{ц} = { sum from{i=1} to{n}  O_{i} t_{i} } over {Ч_{и} t_{см}} , дн</annotation>
  </semantics>
</math>
</file>

<file path=Object 2/content.xml><?xml version="1.0" encoding="utf-8"?>
<math xmlns="http://www.w3.org/1998/Math/MathML" display="block">
  <semantics>
    <mrow>
      <msub>
        <mi>C</mi>
        <mi>m</mi>
      </msub>
      <mo stretchy="false">=</mo>
      <mrow>
        <mrow>
          <msub>
            <mi>P</mi>
            <mi>p</mi>
          </msub>
          <mo stretchy="false">⋅</mo>
          <mi>N</mi>
        </mrow>
        <mo stretchy="false">+</mo>
        <msub>
          <mi>P</mi>
          <mi>v</mi>
        </msub>
      </mrow>
    </mrow>
    <annotation encoding="StarMath 5.0">C_{m} = { P_{p} cdot N + P_{v} } </annotation>
  </semantics>
</math>
</file>

<file path=Object 3/content.xml><?xml version="1.0" encoding="utf-8"?>
<math xmlns="http://www.w3.org/1998/Math/MathML" display="block">
  <semantics>
    <mrow>
      <msub>
        <mi>N</mi>
        <mrow>
          <mi mathvariant="italic">кр</mi>
          <mn>1</mn>
        </mrow>
      </msub>
      <mo stretchy="false">=</mo>
      <mfrac>
        <mrow>
          <msub>
            <mi>P</mi>
            <mrow>
              <mi>V</mi>
              <mn>2</mn>
            </mrow>
          </msub>
          <mo stretchy="false">−</mo>
          <msub>
            <mi>P</mi>
            <mrow>
              <mi>V</mi>
              <mn>1</mn>
            </mrow>
          </msub>
        </mrow>
        <mrow>
          <msub>
            <mi>P</mi>
            <mrow>
              <mi>V</mi>
              <mn>2</mn>
            </mrow>
          </msub>
          <mo stretchy="false">−</mo>
          <msub>
            <mi>P</mi>
            <mrow>
              <mi>V</mi>
              <mn>1</mn>
            </mrow>
          </msub>
        </mrow>
      </mfrac>
    </mrow>
    <annotation encoding="StarMath 5.0">N_{кр1} = { { P_{V2} - P_{V1} } over { { P_{V2} - P_{V1} } }  } </annotation>
  </semantics>
</math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518cm" fo:min-width="1.268cm"/>
      <style:paragraph-properties style:writing-mode="lr-tb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objectwithoutfill">
      <style:graphic-properties svg:stroke-color="#000000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334cm" fo:min-width="1.75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2.5cm" svg:height="2.5cm" svg:x="13cm" svg:y="4.75cm">
          <text:p text:style-name="P1"><text:span text:style-name="T1">Смертност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cm" svg:y1="6cm" svg:x2="3.5cm" svg:y2="6cm">
          <text:p/>
        </draw:line>
        <draw:line draw:style-name="gr3" draw:text-style-name="P4" draw:layer="layout" svg:x1="12cm" svg:y1="6cm" svg:x2="10.25cm" svg:y2="3cm">
          <text:p/>
        </draw:line>
        <draw:line draw:style-name="gr3" draw:text-style-name="P4" draw:layer="layout" svg:x1="12cm" svg:y1="6cm" svg:x2="10.25cm" svg:y2="9cm">
          <text:p/>
        </draw:line>
        <draw:line draw:style-name="gr3" draw:text-style-name="P4" draw:layer="layout" svg:x1="7.5cm" svg:y1="6cm" svg:x2="5.75cm" svg:y2="3cm">
          <text:p/>
        </draw:line>
        <draw:line draw:style-name="gr3" draw:text-style-name="P4" draw:layer="layout" svg:x1="7.5cm" svg:y1="6cm" svg:x2="5.75cm" svg:y2="9cm">
          <text:p/>
        </draw:line>
        <draw:custom-shape draw:style-name="gr4" draw:text-style-name="P5" draw:layer="layout" svg:width="3.5cm" svg:height="1.25cm" svg:x="4cm" svg:y="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cm" svg:height="1.25cm" svg:x="4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cm" svg:height="1.25cm" svg:x="8.5cm" svg:y="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cm" svg:height="1.25cm" svg:x="8.5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5cm" svg:height="1.75cm" draw:transform="rotate (-1.5707963267949) translate (3.5cm 3.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Object 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